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339cm"/>
    </style:style>
    <style:style style:name="co6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Estructura o aux</text:p>
          </table:table-cell>
          <table:table-cell/>
          <table:table-cell office:value-type="string" calcext:value-type="string">
            <text:p>Tipo dato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úmero de datos</text:p>
          </table:table-cell>
          <table:table-cell office:value-type="string" calcext:value-type="string">
            <text:p>bytes por celda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</text:p>
          </table:table-cell>
          <table:table-cell office:value-type="string" calcext:value-type="string">
            <text:p>Se libera después de la primer transformad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enConCe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3]*[.F3]" office:value-type="float" office:value="8" calcext:value-type="float">
            <text:p>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3]*[.J3]*[.J3]*[.G27]/(1024*1024*1024)" office:value-type="float" office:value="0.041015625" calcext:value-type="float">
            <text:p>0,041015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ftw_complex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16" calcext:value-type="float">
            <text:p>1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4]*[.J4]*[.J4]*[.G27]/(1024*1024*1024)" office:value-type="float" office:value="0.328125" calcext:value-type="float">
            <text:p>0,32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5]*[.F5]" office:value-type="float" office:value="16" calcext:value-type="float">
            <text:p>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J5]*[.J5]*[.J5]*[.G27]/(1024*1024*1024)" office:value-type="float" office:value="2.625" calcext:value-type="float">
            <text:p>2,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vecto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6]*[.F6]" office:value-type="float" office:value="24" calcext:value-type="float">
            <text:p>2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J6]*[.J6]*[.J6]*[.G27]/(1024*1024*1024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k_mod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J7]*[.J7]*[.J7]*[.G27]/(1024*1024*1024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we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ftw_complex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_H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</text:p>
          </table:table-cell>
          <table:table-cell office:value-type="string" calcext:value-type="string">
            <text:p>se libera después de transformar velocidade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_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2]*[.F1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w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E14]*[.F14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en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r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k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r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k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ridP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d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structura:</text:p>
          </table:table-cell>
          <table:table-cell table:formula="of:=[.G5]+[.G6]+[.G8]+[.G10]+[.G14]" office:value-type="float" office:value="104" calcext:value-type="float">
            <text:p>104</text:p>
          </table:table-cell>
          <table:table-cell table:number-columns-repeated="4"/>
          <table:table-cell table:formula="of:=SUM([.G2:.G24])" office:value-type="float" office:value="168" calcext:value-type="float">
            <text:p>1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9:19:17.80313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vadi </meta:initial-creator>
    <meta:creation-date>2016-04-19T16:44:26.413344875</meta:creation-date>
    <dc:date>2016-08-17T10:59:01.801074450</dc:date>
    <meta:editing-duration>PT42M29S</meta:editing-duration>
    <meta:editing-cycles>7</meta:editing-cycles>
    <meta:generator>LibreOffice/4.2.8.2$Linux_X86_64 LibreOffice_project/420m0$Build-2</meta:generator>
    <meta:document-statistic meta:table-count="1" meta:cell-count="129" meta:object-count="0"/>
  </office:meta>
</office:document-meta>
</file>